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fo:font-weight="normal" officeooo:rsid="010575ed" officeooo:paragraph-rsid="0104c1b1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7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style:font-name="Arial" fo:font-size="11pt" fo:font-weight="normal" officeooo:rsid="01073b00" officeooo:paragraph-rsid="01073b00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8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39" style:family="paragraph" style:parent-style-name="Text_20_body" style:list-style-name="L1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40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42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officeooo:rsid="00ee881c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style:font-weight-complex="normal"/>
    </style:style>
    <style:style style:name="T15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6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e6337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1073b09" fo:background-color="transparent" loext:char-shading-value="0" style:font-size-asian="24pt" style:font-size-complex="24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d5d910" style:font-style-asian="normal" style:font-style-complex="normal"/>
    </style:style>
    <style:style style:name="T22" style:family="text">
      <style:text-properties officeooo:rsid="010368d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054ebd" style:font-weight-asian="bold" style:font-weight-complex="bold"/>
    </style:style>
    <style:style style:name="T25" style:family="text">
      <style:text-properties officeooo:rsid="010575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9">2251</text:span><text:span text:style-name="T10"> CFG</text:span><text:span text:style-name="T9">S Administració de Sistemes Informàtics</text:span></text:p>
      <text:p text:style-name="P34">2252 CFGS Desenvolupament d'Aplicacions Multiplataforma</text:p>
      <text:h text:style-name="P41" text:outline-level="1"><text:span text:style-name="T13">Mòdul 3</text:span><text:span text:style-name="T12"> – Programació bàsica</text:span></text:h>
      <text:h text:style-name="P42" text:outline-level="1">UF2 – <text:span text:style-name="T14">Programació modular</text:span></text:h>
      <text:p text:style-name="P33"><text:span text:style-name="T15">Informe de lliurament </text:span><text:span text:style-name="T16">A50</text:span><text:span text:style-name="T18">2</text:span></text:p>
      <text:p text:style-name="P32"/>
      <text:p text:style-name="P25"/>
      <text:p text:style-name="P25"/>
      <text:p text:style-name="P25"/>
      <text:p text:style-name="P28">Forma i dates de lliurament</text:p>
      <text:p text:style-name="P19"/>
      <text:p text:style-name="P29">En cas que h<text:span text:style-name="T22">àgiu</text:span> de lliurar diversos fitxers, comprimiu-los tots en un format <text:span text:style-name="T19">ZIP</text:span><text:span text:style-name="T20"> </text:span><text:span text:style-name="T21">incloeu aquest document prèviament omplert en el fitxer comprimit i lliureu-lo a la bústia de de lliuraments de la unitat 4 abans de la data límit. Intenteu respectar sempre la data recomanada.</text:span></text:p>
      <text:p text:style-name="P26"/>
      <text:p text:style-name="P27">Informe<text:bookmark-start text:name="__DdeLink__3243_1392924193"/></text:p>
      <text:h text:style-name="P40" text:outline-level="1"><text:bookmark-end text:name="__DdeLink__3243_1392924193"/></text:h>
      <text:p text:style-name="P13">Contesta:</text:p>
      <text:list xml:id="list3943670680929075782" text:style-name="L1">
        <text:list-item>
          <text:p text:style-name="P39"><text:span text:style-name="T25">Has fet </text:span>el disseny descendent del projecte CicliCat, <text:span text:style-name="T25">tal com demana l'activitat</text:span>? </text:p>
        </text:list-item>
      </text:list>
      <text:p text:style-name="P14"/>
      <text:p text:style-name="P14"/>
      <text:list xml:id="list22507939087230" text:continue-numbering="true" text:style-name="L1">
        <text:list-item>
          <text:p text:style-name="P39"><text:span text:style-name="T25">Has e</text:span>scri<text:span text:style-name="T25">t </text:span>l'esquema de mòduls i tasques del projecte CicliCat, <text:span text:style-name="T25">tal com demana l'activitat</text:span>?</text:p>
        </text:list-item>
      </text:list>
      <text:p text:style-name="P14"/>
      <text:p text:style-name="P14"/>
      <text:list xml:id="list22507410574764" text:continue-numbering="true" text:style-name="L1">
        <text:list-item>
          <text:p text:style-name="P39">Has aconseguit fer l'esquelet de la classe principal (CicliCat) i <text:span text:style-name="T25">de </text:span>la resta de mòduls que composen el prototip?</text:p>
        </text:list-item>
      </text:list>
      <text:p text:style-name="P35">En cas que no l'hagis aconseguit implementar o tinguis dubtes, planteja'ls aquí. Intentarem donar-te un resposta a la retroacció. Intenta fugir dels dubtes genèrics, són difícils de concretar i probablement la resposta donada et servirà de poca ajuda. Concreta tant com puguis els dubtes, explica els raonaments que et fas, i intenta deixar clar on t'ha encallat i perquè. Si cal copia els esquemes que has dissenyat. Només així et podrem donar un resposta concreta que t'ajudi. </text:p>
      <text:p text:style-name="P15"/>
      <text:p text:style-name="P14"/>
      <text:p text:style-name="P14"/>
      <text:p text:style-name="P14"/>
      <text:p text:style-name="P14"/>
      <text:p text:style-name="P21">VALORACIÓ</text:p>
      <text:p text:style-name="P22"/>
      <text:p text:style-name="P22"><text:span text:style-name="T23">Creus que aquesta activitat t'ha </text:span><text:span text:style-name="T24">facilitat la realització de l'esquelet de classes i funcions bàsiques del projecte</text:span><text:span text:style-name="T23">? Indica el grau</text:span>:</text:p>
      <text:list xml:id="list8475410392914853072" text:style-name="L2">
        <text:list-item>
          <text:p text:style-name="P36">M'ha ajudat molt</text:p>
        </text:list-item>
        <text:list-item>
          <text:p text:style-name="P36">M'ha ajudat</text:p>
        </text:list-item>
        <text:list-item>
          <text:p text:style-name="P36">No m'ha ajudat gaire</text:p>
        </text:list-item>
        <text:list-item>
          <text:p text:style-name="P37">No m'ha ajudat gens</text:p>
        </text:list-item>
      </text:list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5</text:span></text:p>
                  </table:table-cell>
                  <table:table-cell table:style-name="Taula1.A1" office:value-type="string">
                    <text:p text:style-name="MP6">Activitat <text:span text:style-name="MT4">A505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2</meta:editing-cycles>
    <meta:editing-duration>P5DT3H26M22S</meta:editing-duration>
    <dc:date>2016-03-29T02:25:06.853556441</dc:date>
    <dc:creator>Josep Bornas</dc:creator>
    <meta:document-statistic meta:table-count="2" meta:image-count="3" meta:object-count="0" meta:page-count="1" meta:paragraph-count="36" meta:word-count="283" meta:character-count="1792" meta:non-whitespace-character-count="1546"/>
    <meta:user-defined meta:name="Info 1"/>
    <meta:user-defined meta:name="Info 2"/>
    <meta:user-defined meta:name="Info 3"/>
    <meta:user-defined meta:name="Info 4"/>
  </office:meta>
</office:document-meta>
</file>